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3 0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10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2-1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1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1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2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1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12-1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11-1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10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9-15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8-1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7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6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5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4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3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2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12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11-1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10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8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7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6-1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5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4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3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2-1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1-14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12-1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11-1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10-1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9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8-1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7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6-1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5-1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4-1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3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2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1-1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11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10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9-1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8-1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7-0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6-1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5-1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4-0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3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2-1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1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12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11-1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10-0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9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8-1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7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6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5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4-1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3-1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2-1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1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12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11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10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9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8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7-1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6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5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4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3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1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12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11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10-2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9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8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7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6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1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3-11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30" meta:object-count="0"/>
    <meta:user-defined meta:name="AppVersion">3.0</meta:user-defined>
  </office:meta>
</office:document-meta>
</file>